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8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margin-top="0.1cm" fo:margin-bottom="0.1cm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ff00ff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11cm" svg:height="0.8cm" svg:x="1.3cm" svg:y="1.4cm">
          <text:p text:style-name="P1"><text:span text:style-name="T1">usb_alloc_dev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xml:id="id6" draw:id="id6" draw:layer="layout" svg:width="3.3cm" svg:height="0.4cm" svg:x="6.996cm" svg:y="10.098cm">
            <text:p text:style-name="P1"><text:span text:style-name="T2">*devices_kse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3.302cm" svg:height="0.4cm" svg:x="6.996cm" svg:y="10.499cm">
            <text:p text:style-name="P1"><text:span text:style-name="T1">struct ks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0.4cm" svg:x="6.996cm" svg:y="10.8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302cm" svg:height="0.4cm" svg:x="6.997cm" svg:y="11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xml:id="id8" draw:id="id8" draw:layer="layout" svg:width="3.3cm" svg:height="0.4cm" svg:x="6.997cm" svg:y="12.198cm">
            <text:p text:style-name="P1"><text:span text:style-name="T2">device_ktyp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302cm" svg:height="0.4cm" svg:x="6.997cm" svg:y="12.599cm">
            <text:p text:style-name="P1"><text:span text:style-name="T1">struct ks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3.302cm" svg:height="0.4cm" svg:x="6.997cm" svg:y="12.9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302cm" svg:height="0.4cm" svg:x="6.998cm" svg:y="13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3" xml:id="id2" draw:id="id2" draw:layer="layout" svg:width="3.3cm" svg:height="0.4cm" svg:x="6.896cm" svg:y="6.897cm">
            <text:p text:style-name="P1"><text:span text:style-name="T2">usb_bus_typ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3.302cm" svg:height="0.4cm" svg:x="6.896cm" svg:y="7.298cm">
            <text:p text:style-name="P1"><text:span text:style-name="T1">struct bus_type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3.302cm" svg:height="0.4cm" svg:x="6.896cm" svg:y="7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302cm" svg:height="0.4cm" svg:x="6.897cm" svg:y="8.0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4" draw:layer="layout" draw:type="curve" svg:x1="5.805cm" svg:y1="8.3cm" svg:x2="6.896cm" svg:y2="7.097cm" draw:start-shape="id1" draw:start-glue-point="1" draw:end-shape="id2" draw:end-glue-point="3" svg:d="M5805 8300c819 0 274-1203 1091-1203" svg:viewBox="0 0 1092 1204">
          <text:p/>
        </draw:connector>
        <draw:g>
          <draw:custom-shape draw:style-name="gr13" draw:text-style-name="P3" xml:id="id14" draw:id="id14" draw:layer="layout" svg:width="3.3cm" svg:height="0.4cm" svg:x="15.797cm" svg:y="6.898cm">
            <text:p text:style-name="P1"><text:span text:style-name="T2">usb_device_typ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3.302cm" svg:height="0.4cm" svg:x="15.797cm" svg:y="7.299cm">
            <text:p text:style-name="P1"><text:span text:style-name="T1">struct device_type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302cm" svg:height="0.4cm" svg:x="15.797cm" svg:y="7.6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302cm" svg:height="0.4cm" svg:x="15.798cm" svg:y="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3" xml:id="id4" draw:id="id4" draw:layer="layout" svg:width="3.3cm" svg:height="0.4cm" svg:x="11.597cm" svg:y="6.899cm">
            <text:p text:style-name="P1"><text:span text:style-name="T2">*usb_device_groups[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3.302cm" svg:height="0.4cm" svg:x="11.597cm" svg:y="7.3cm">
            <text:p text:style-name="P1"><text:span text:style-name="T1">struct attribute_group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3.302cm" svg:height="0.4cm" svg:x="11.597cm" svg:y="7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302cm" svg:height="0.4cm" svg:x="11.598cm" svg:y="8.1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4" draw:layer="layout" draw:type="curve" svg:x1="5.806cm" svg:y1="9.101cm" svg:x2="11.597cm" svg:y2="7.099cm" draw:start-shape="id3" draw:start-glue-point="1" draw:end-shape="id4" svg:d="M5806 9101c4344 0 1449-2002 5791-2002" svg:viewBox="0 0 5792 2003">
          <text:p/>
        </draw:connector>
        <draw:connector draw:style-name="gr12" draw:text-style-name="P4" draw:layer="layout" draw:type="curve" svg:x1="5.804cm" svg:y1="12.701cm" svg:x2="6.996cm" svg:y2="10.298cm" draw:start-shape="id5" draw:start-glue-point="1" draw:end-shape="id6" draw:end-glue-point="3" svg:d="M5804 12701c895 0 300-2403 1192-2403" svg:viewBox="0 0 1193 2404">
          <text:p/>
        </draw:connector>
        <draw:connector draw:style-name="gr12" draw:text-style-name="P4" draw:layer="layout" draw:type="curve" svg:x1="5.804cm" svg:y1="13.102cm" svg:x2="6.997cm" svg:y2="12.398cm" draw:start-shape="id7" draw:start-glue-point="1" draw:end-shape="id8" draw:end-glue-point="3" svg:d="M5804 13102c895 0 299-704 1193-704" svg:viewBox="0 0 1194 705">
          <text:p/>
        </draw:connector>
        <draw:connector draw:style-name="gr12" draw:text-style-name="P4" draw:layer="layout" draw:type="curve" svg:x1="2.505cm" svg:y1="9.902cm" svg:x2="6.901cm" svg:y2="3.696cm" draw:start-shape="id9" draw:start-glue-point="3" draw:end-shape="id10" draw:end-glue-point="3" svg:d="M2505 9902c-751 0-2949-6206 4396-6206" svg:viewBox="0 0 5295 6207">
          <text:p/>
        </draw:connector>
        <draw:g>
          <draw:custom-shape draw:style-name="gr19" draw:text-style-name="P2" draw:layer="layout" svg:width="3.302cm" svg:height="0.4cm" svg:x="6.9cm" svg:y="3.495cm">
            <text:p text:style-name="P5"><text:span text:style-name="T1">struct ko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" draw:layer="layout" svg:width="3.302cm" svg:height="0.4cm" svg:x="6.901cm" svg:y="3.096cm">
            <text:p text:style-name="P5"><text:span text:style-name="T1">struct usb_de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xml:id="id10" draw:id="id10" draw:layer="layout" svg:width="3.302cm" svg:height="0.4cm" svg:x="6.901cm" svg:y="3.496cm">
            <text:p text:style-name="P5"><text:span text:style-name="T1"><text:s text:c="2"/></text:span><text:span text:style-name="T1">.dev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3.302cm" svg:height="0.4cm" svg:x="6.902cm" svg:y="2.697cm">
            <text:p text:style-name="P5"><text:span text:style-name="T1">Parent,</text:span><text:span text:style-name="T1">如</text:span><text:span text:style-name="T1">hub</text:span><text:span text:style-name="T1">等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" draw:layer="layout" svg:width="3.302cm" svg:height="0.4cm" svg:x="2.501cm" svg:y="7.3cm">
          <text:p text:style-name="P5"><text:span text:style-name="T1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302cm" svg:height="0.4cm" svg:x="2.501cm" svg:y="12.1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5" draw:id="id5" draw:layer="layout" svg:width="3.302cm" svg:height="0.4cm" svg:x="2.502cm" svg:y="12.501cm">
          <text:p text:style-name="P5"><text:span text:style-name="T1"><text:s text:c="6"/></text:span><text:span text:style-name="T1">.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7" draw:id="id7" draw:layer="layout" svg:width="3.302cm" svg:height="0.4cm" svg:x="2.502cm" svg:y="12.902cm">
          <text:p text:style-name="P5"><text:span text:style-name="T1"><text:s text:c="6"/></text:span><text:span text:style-name="T1">.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302cm" svg:height="0.4cm" svg:x="2.502cm" svg:y="10.499cm">
          <text:p text:style-name="P1"><text:span text:style-name="T1"><text:s text:c="4"/></text:span><text:span text:style-name="T1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2.503cm" svg:y="10.9cm">
          <text:p text:style-name="P5"><text:span text:style-name="T1"><text:s text:c="4"/></text:span><text:span text:style-name="T1">.mut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3.302cm" svg:height="0.4cm" svg:x="2.502cm" svg:y="6.901cm">
          <text:p text:style-name="P5"><text:span text:style-name="T1">struct 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302cm" svg:height="0.4cm" svg:x="2.502cm" svg:y="7.301cm">
          <text:p text:style-name="P5"><text:span text:style-name="T1"><text:s text:c="2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302cm" svg:height="0.4cm" svg:x="2.503cm" svg:y="11.3cm">
          <text:p text:style-name="P1"><text:span text:style-name="T1"><text:s text:c="4"/></text:span><text:span text:style-name="T1">.devres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2.504cm" svg:y="11.701cm">
          <text:p text:style-name="P5"><text:span text:style-name="T1"><text:s text:c="4"/></text:span><text:span text:style-name="T1">.devres_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1" draw:id="id1" draw:layer="layout" svg:width="3.302cm" svg:height="0.4cm" svg:x="2.503cm" svg:y="8.1cm">
          <text:p text:style-name="P1"><text:span text:style-name="T1"><text:s text:c="4"/></text:span><text:span text:style-name="T1">.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13" draw:id="id13" draw:layer="layout" svg:width="3.302cm" svg:height="0.4cm" svg:x="2.504cm" svg:y="8.501cm">
          <text:p text:style-name="P5"><text:span text:style-name="T1"><text:s text:c="4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" draw:id="id3" draw:layer="layout" svg:width="3.302cm" svg:height="0.4cm" svg:x="2.504cm" svg:y="8.901cm">
          <text:p text:style-name="P1"><text:span text:style-name="T1"><text:s text:c="4"/></text:span><text:span text:style-name="T1">.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2.505cm" svg:y="9.302cm">
          <text:p text:style-name="P5"><text:span text:style-name="T1"><text:s text:c="4"/></text:span><text:span text:style-name="T1">.dma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9" draw:id="id9" draw:layer="layout" svg:width="3.302cm" svg:height="0.4cm" svg:x="2.505cm" svg:y="9.702cm">
          <text:p text:style-name="P1"><text:span text:style-name="T1"><text:s text:c="4"/></text:span><text:span text:style-name="T1">.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2.506cm" svg:y="10.103cm">
          <text:p text:style-name="P5"><text:span text:style-name="T1"><text:s text:c="4"/></text:span><text:span text:style-name="T1">.dma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11" draw:id="id11" draw:layer="layout" svg:width="3.302cm" svg:height="0.4cm" svg:x="2.503cm" svg:y="13.303cm">
          <text:p text:style-name="P5"><text:span text:style-name="T1"><text:s text:c="6"/></text:span><text:span text:style-name="T1">.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3.302cm" svg:height="0.4cm" svg:x="2.503cm" svg:y="7.702cm">
          <text:p text:style-name="P5"><text:span text:style-name="T1"><text:s text:c="4"/></text:span><text:span text:style-name="T1">.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3.302cm" svg:height="0.4cm" svg:x="2.504cm" svg:y="13.704cm">
          <text:p text:style-name="P5"><text:span text:style-name="T1"><text:s text:c="6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2" draw:id="id12" draw:layer="layout" svg:width="3.302cm" svg:height="0.4cm" svg:x="6.9cm" svg:y="3.896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6.901cm" svg:y="4.297cm">
          <text:p text:style-name="P5"><text:span text:style-name="T1"><text:s text:c="6"/></text:span><text:span text:style-name="T1">.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3.302cm" svg:height="0.4cm" svg:x="6.901cm" svg:y="4.698cm">
          <text:p text:style-name="P5"><text:span text:style-name="T1"><text:s text:c="6"/></text:span><text:span text:style-name="T1">.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3.302cm" svg:height="0.4cm" svg:x="6.902cm" svg:y="5.099cm">
          <text:p text:style-name="P5"><text:span text:style-name="T1"><text:s text:c="6"/></text:span><text:span text:style-name="T1">.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3.297cm" svg:height="0.4cm" svg:x="6.903cm" svg:y="5.5cm">
          <text:p text:style-name="P5"><text:span text:style-name="T1"><text:s text:c="6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2.503cm" svg:y1="13.503cm" svg:x2="6.9cm" svg:y2="4.096cm" draw:start-shape="id11" draw:start-glue-point="3" draw:end-shape="id12" draw:end-glue-point="3" svg:d="M2503 13503c-751 0-2950-9407 4397-9407" svg:viewBox="0 0 5296 9408">
          <text:p/>
        </draw:connector>
        <draw:connector draw:style-name="gr12" draw:text-style-name="P4" draw:layer="layout" draw:type="curve" svg:x1="5.806cm" svg:y1="8.701cm" svg:x2="15.797cm" svg:y2="7.098cm" draw:start-shape="id13" draw:start-glue-point="1" draw:end-shape="id14" draw:end-glue-point="3" svg:d="M5806 8701c7494 0 2499-1603 9991-1603" svg:viewBox="0 0 9992 1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2DT13H37M32S</meta:editing-duration>
    <meta:editing-cycles>199</meta:editing-cycles>
    <meta:generator>LibreOffice/4.2.8.2$Linux_X86_64 LibreOffice_project/420m0$Build-2</meta:generator>
    <meta:initial-creator>fhy </meta:initial-creator>
    <dc:date>2016-01-17T11:37:13.912876973</dc:date>
    <meta:document-statistic meta:object-count="62"/>
  </office:meta>
</office:document-meta>
</file>